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2-03-09" calcext:value-type="date">
            <text:p>09/03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Criação do projeto laravel e conexão com postgres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PT39H53M00S" calcext:value-type="time">
            <text:p>39:53:00,00</text:p>
          </table:table-cell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5H45M00S" calcext:value-type="time">
            <text:p>15:45:00</text:p>
          </table:table-cell>
          <table:table-cell office:value-type="time" office:time-value="PT16H10M00S" calcext:value-type="time">
            <text:p>16:10:00</text:p>
          </table:table-cell>
          <table:table-cell office:value-type="string" calcext:value-type="string">
            <text:p>Casos de uso e começo do diagrama ER</text:p>
          </table:table-cell>
          <table:table-cell table:formula="of:=[.C3]-[.B3]" office:value-type="time" office:time-value="PT00H25M00S" calcext:value-type="time">
            <text:p>00:25:00</text:p>
          </table:table-cell>
          <table:table-cell table:number-columns-repeated="2"/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Parte do diagrama ER e revisão geral do projeto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Estudo da Integração PHP mercado pago</text:p>
          </table:table-cell>
          <table:table-cell table:formula="of:=[.C5]-[.B5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6H25M00S" calcext:value-type="time">
            <text:p>16:25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Estudo da Integração PHP mercado pago</text:p>
          </table:table-cell>
          <table:table-cell table:formula="of:=[.C6]-[.B6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Estudo da Integração PHP mercado pago</text:p>
          </table:table-cell>
          <table:table-cell table:formula="of:=[.C7]-[.B7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Mudança de planos: Pagamento não será redirecionado, falha ao gerar boleto</text:p>
          </table:table-cell>
          <table:table-cell table:formula="of:=[.C8]-[.B8]" office:value-type="time" office:time-value="PT02H35M00S" calcext:value-type="time">
            <text:p>02:35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Request, Model, Migration, Seeder, API Route and Factory for User</text:p>
          </table:table-cell>
          <table:table-cell table:formula="of:=[.C9]-[.B9]" office:value-type="time" office:time-value="PT04H10M00S" calcext:value-type="time">
            <text:p>04:10:00</text:p>
          </table:table-cell>
          <table:table-cell table:number-columns-repeated="2"/>
        </table:table-row>
        <table:table-row table:style-name="ro1">
          <table:table-cell office:value-type="date" office:date-value="2022-03-22" calcext:value-type="date">
            <text:p>22/03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Finalizado CRUD User</text:p>
          </table:table-cell>
          <table:table-cell table:formula="of:=[.C10]-[.B10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nício da autenticação</text:p>
          </table:table-cell>
          <table:table-cell table:formula="of:=[.C11]-[.B11]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utenticação e envio de e-mail</text:p>
          </table:table-cell>
          <table:table-cell table:formula="of:=[.C12]-[.B12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3-24" calcext:value-type="date">
            <text:p>24/03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Redefinição de senhas</text:p>
          </table:table-cell>
          <table:table-cell table:formula="of:=[.C13]-[.B13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3-25" calcext:value-type="date">
            <text:p>25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erificação de e-mail, refatoração e vue.js</text:p>
          </table:table-cell>
          <table:table-cell table:formula="of:=[.C14]-[.B14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3-31" calcext:value-type="date">
            <text:p>31/03/22</text:p>
          </table:table-cell>
          <table:table-cell office:value-type="time" office:time-value="PT14H10M00S" calcext:value-type="time">
            <text:p>14:10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Estilizando Landing Page</text:p>
          </table:table-cell>
          <table:table-cell table:formula="of:=[.C15]-[.B1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10" calcext:value-type="date">
            <text:p>1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Estilizando Landing Page</text:p>
          </table:table-cell>
          <table:table-cell table:formula="of:=[.C16]-[.B16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4-11" calcext:value-type="date">
            <text:p>11/04/22</text:p>
          </table:table-cell>
          <table:table-cell office:value-type="time" office:time-value="PT20H20M00S" calcext:value-type="time">
            <text:p>20:20:00</text:p>
          </table:table-cell>
          <table:table-cell office:value-type="time" office:time-value="PT21H55M00S" calcext:value-type="time">
            <text:p>21:55:00</text:p>
          </table:table-cell>
          <table:table-cell office:value-type="string" calcext:value-type="string">
            <text:p>Estilizando Landing Page</text:p>
          </table:table-cell>
          <table:table-cell table:formula="of:=[.C17]-[.B17]" office:value-type="time" office:time-value="PT01H35M00S" calcext:value-type="time">
            <text:p>01:35:00</text:p>
          </table:table-cell>
          <table:table-cell table:number-columns-repeated="2"/>
        </table:table-row>
        <table:table-row table:style-name="ro1">
          <table:table-cell office:value-type="date" office:date-value="2022-04-13" calcext:value-type="date">
            <text:p>13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Estilizando Landing Page</text:p>
          </table:table-cell>
          <table:table-cell table:formula="of:=[.C18]-[.B18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4-14" calcext:value-type="date">
            <text:p>14/04/22</text:p>
          </table:table-cell>
          <table:table-cell office:value-type="time" office:time-value="PT10H25M00S" calcext:value-type="time">
            <text:p>10:25:00</text:p>
          </table:table-cell>
          <table:table-cell office:value-type="time" office:time-value="PT13H55M00S" calcext:value-type="time">
            <text:p>13:55:00</text:p>
          </table:table-cell>
          <table:table-cell office:value-type="string" calcext:value-type="string">
            <text:p>Landing Page concluída</text:p>
          </table:table-cell>
          <table:table-cell table:formula="of:=[.C19]-[.B19]" office:value-type="time" office:time-value="PT03H30M00S" calcext:value-type="time">
            <text:p>03:30:00</text:p>
          </table:table-cell>
          <table:table-cell table:style-name="ce11"/>
          <table:table-cell/>
        </table:table-row>
        <table:table-row table:style-name="ro1">
          <table:table-cell office:value-type="date" office:date-value="2022-04-15" calcext:value-type="date">
            <text:p>15/04/22</text:p>
          </table:table-cell>
          <table:table-cell office:value-type="time" office:time-value="PT11H40M00S" calcext:value-type="time">
            <text:p>11:40:00</text:p>
          </table:table-cell>
          <table:table-cell office:value-type="time" office:time-value="PT14H10M00S" calcext:value-type="time">
            <text:p>14:10:00</text:p>
          </table:table-cell>
          <table:table-cell office:value-type="string" calcext:value-type="string">
            <text:p>Estilizando Formulário de login</text:p>
          </table:table-cell>
          <table:table-cell table:formula="of:=[.C20]-[.B20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8M00S" calcext:value-type="time">
            <text:p>12:08:00</text:p>
          </table:table-cell>
          <table:table-cell office:value-type="string" calcext:value-type="string">
            <text:p>Estilizando Formulário de registro</text:p>
          </table:table-cell>
          <table:table-cell table:formula="of:=[.C21]-[.B21]" office:value-type="time" office:time-value="PT01H08M00S" calcext:value-type="time">
            <text:p>01:08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Estilizando Formulário de registro</text:p>
          </table:table-cell>
          <table:table-cell table:formula="of:=[.C22]-[.B22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Editando Controller de registro</text:p>
          </table:table-cell>
          <table:table-cell table:formula="of:=[.C23]-[.B2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4H45M00S" calcext:value-type="time">
            <text:p>14:45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Form de verificação de e-mails e limpando blade APP</text:p>
          </table:table-cell>
          <table:table-cell table:formula="of:=[.C24]-[.B24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Configure Vue3 and vue-router</text:p>
          </table:table-cell>
          <table:table-cell table:formula="of:=[.C25]-[.B25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20H15M00S" calcext:value-type="time">
            <text:p>20:15:00</text:p>
          </table:table-cell>
          <table:table-cell table:number-columns-repeated="5"/>
        </table:table-row>
        <table:table-row table:style-name="ro1" table:number-rows-repeated="2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7">00/00/0000</text:date>, <text:time style:data-style-name="N2" text:time-value="13:02:15.07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4:16:06.289000000</meta:creation-date>
    <dc:date>2022-04-17T20:14:24.401000000</dc:date>
    <meta:editing-duration>P3DT9H13M17S</meta:editing-duration>
    <meta:editing-cycles>53</meta:editing-cycles>
    <meta:generator>LibreOffice/7.2.5.2$Windows_X86_64 LibreOffice_project/499f9727c189e6ef3471021d6132d4c694f357e5</meta:generator>
    <meta:document-statistic meta:table-count="1" meta:cell-count="128" meta:object-count="0"/>
  </office:meta>
</office:document-meta>
</file>